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db50"/>
    </style:style>
    <style:style style:name="P2" style:family="paragraph" style:parent-style-name="Preformatted_20_Text">
      <style:text-properties officeooo:rsid="00204ca7" officeooo:paragraph-rsid="00204ca7"/>
    </style:style>
    <style:style style:name="P3" style:family="paragraph" style:parent-style-name="Preformatted_20_Text">
      <style:text-properties fo:background-color="#ffff00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rsid="001edb50" officeooo:paragraph-rsid="001edb50"/>
    </style:style>
    <style:style style:name="P6" style:family="paragraph" style:parent-style-name="Standard">
      <style:text-properties officeooo:rsid="00204ca7" officeooo:paragraph-rsid="00204ca7"/>
    </style:style>
    <style:style style:name="P7" style:family="paragraph" style:parent-style-name="Standard">
      <style:text-properties officeooo:rsid="00204ca7" officeooo:paragraph-rsid="0020bfa5"/>
    </style:style>
    <style:style style:name="P8" style:family="paragraph" style:parent-style-name="Standard">
      <style:text-properties officeooo:paragraph-rsid="0020bfa5"/>
    </style:style>
    <style:style style:name="P9" style:family="paragraph" style:parent-style-name="Standard">
      <style:text-properties officeooo:rsid="0020bfa5" officeooo:paragraph-rsid="0020bfa5"/>
    </style:style>
    <style:style style:name="T1" style:family="text">
      <style:text-properties officeooo:rsid="001edb50"/>
    </style:style>
    <style:style style:name="T2" style:family="text">
      <style:text-properties officeooo:rsid="00203820"/>
    </style:style>
    <style:style style:name="T3" style:family="text">
      <style:text-properties officeooo:rsid="00204ca7"/>
    </style:style>
    <style:style style:name="T4" style:family="text">
      <style:text-properties officeooo:rsid="0020b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Missings </text:p>
      <text:p text:style-name="Standard"/>
      <text:p text:style-name="Preformatted_20_Text">id <text:s text:c="18"/>0.000000</text:p>
      <text:p text:style-name="P1">ad_type <text:s text:c="13"/>0.000000 →<text:span text:style-name="T1"> borrar: todas las filas iguales</text:span></text:p>
      <text:p text:style-name="Preformatted_20_Text">start_date <text:s text:c="10"/>0.000000</text:p>
      <text:p text:style-name="Preformatted_20_Text">end_date <text:s text:c="12"/>0.000000</text:p>
      <text:p text:style-name="P1">created_on <text:s text:c="10"/>0.000000 →<text:span text:style-name="T1"> borrar: igual a start_date </text:span></text:p>
      <text:p text:style-name="Preformatted_20_Text">lat <text:s text:c="17"/>6.228170 </text:p>
      <text:p text:style-name="Preformatted_20_Text">lon <text:s text:c="17"/>6.228170</text:p>
      <text:p text:style-name="P1">l1 <text:s text:c="18"/>0.000000 →<text:span text:style-name="T1"> borrar: todas las filas iguales</text:span></text:p>
      <text:p text:style-name="P1">l2 <text:s text:c="18"/>0.000000 →<text:span text:style-name="T1"> borrar: todas las filas iguales</text:span></text:p>
      <text:p text:style-name="Preformatted_20_Text">l3 <text:s text:c="18"/>1.004842 →<text:span text:style-name="T1"> completar con openstreetmap</text:span></text:p>
      <text:p text:style-name="Preformatted_20_Text">l4 <text:s text:c="17"/>96.048637 →<text:span text:style-name="T1"> borrar: solo hay datos de sub-barrios de palermo. </text:span></text:p>
      <text:p text:style-name="Preformatted_20_Text">l5 <text:s text:c="16"/>100.000000 →<text:span text:style-name="T1"> borrar</text:span></text:p>
      <text:p text:style-name="P1">l6 <text:s text:c="16"/>100.000000 →<text:span text:style-name="T1"> borrar</text:span></text:p>
      <text:p text:style-name="Preformatted_20_Text">rooms <text:s text:c="14"/>15.303846</text:p>
      <text:p text:style-name="Preformatted_20_Text">bedrooms <text:s text:c="11"/>27.188945</text:p>
      <text:p text:style-name="Preformatted_20_Text">bathrooms <text:s text:c="10"/>13.556390</text:p>
      <text:p text:style-name="Preformatted_20_Text">surface_total <text:s text:c="6"/>33.133127</text:p>
      <text:p text:style-name="Preformatted_20_Text">surface_covered <text:s text:c="4"/>34.017736</text:p>
      <text:p text:style-name="Preformatted_20_Text">price <text:s text:c="15"/>1.845384</text:p>
      <text:p text:style-name="Preformatted_20_Text">currency <text:s text:c="12"/>1.998803<text:span text:style-name="T2">sns</text:span></text:p>
      <text:p text:style-name="Preformatted_20_Text">price_period <text:s text:c="7"/>51.732768 →<text:span text:style-name="T1"> borraría mepa. </text:span></text:p>
      <text:p text:style-name="Preformatted_20_Text">title <text:s text:c="15"/>0.000000</text:p>
      <text:p text:style-name="Preformatted_20_Text">description <text:s text:c="9"/>0.000000</text:p>
      <text:p text:style-name="Preformatted_20_Text">property_type <text:s text:c="7"/>0.000000</text:p>
      <text:p text:style-name="P1">operation_type <text:s text:c="6"/>0.000000 →<text:span text:style-name="T1"> borrar: todas las filas iguales</text:span></text:p>
      <text:p text:style-name="P4">dtype: float64</text:p>
      <text:p text:style-name="P6">Hay que ver errores / <text:span text:style-name="T4">outliers</text:span>: </text:p>
      <text:p text:style-name="P6"/>
      <text:p text:style-name="P6">- surface_covered <text:span text:style-name="T4">tiene outliers</text:span></text:p>
      <text:p text:style-name="P6"/>
      <text:p text:style-name="P2">count <text:s text:c="3"/>121282.000000</text:p>
      <text:p text:style-name="Preformatted_20_Text">mean <text:s text:c="7"/>148.706692</text:p>
      <text:p text:style-name="Preformatted_20_Text">std <text:s text:c="7"/>3064.441474</text:p>
      <text:p text:style-name="P3">min <text:s text:c="10"/>1.000000</text:p>
      <text:p text:style-name="Preformatted_20_Text">25% <text:s text:c="9"/>41.000000</text:p>
      <text:p text:style-name="Preformatted_20_Text">50% <text:s text:c="9"/>60.000000</text:p>
      <text:p text:style-name="Preformatted_20_Text">75% <text:s text:c="8"/>103.000000</text:p>
      <text:p text:style-name="P3">max <text:s text:c="5"/>950000.000000</text:p>
      <text:p text:style-name="P4">Name: surface_covered, dtype: float64</text:p>
      <text:p text:style-name="P7">- <text:s/><text:span text:style-name="T4">precio</text:span></text:p>
      <text:p text:style-name="P7">3392 registros sin precio, de los cuales <text:s/>993 en donde no tenemos superficie cubierta o superficie total.</text:p>
      <text:p text:style-name="P6"/>
      <text:p text:style-name="P7">- <text:s/><text:span text:style-name="T4">currency</text:span></text:p>
      <text:p text:style-name="P8"><text:span text:style-name="T3">revisar los </text:span><text:span text:style-name="T4">registros que tienen</text:span><text:span text:style-name="T3"> ARS, algunos son fondo de comercio, otros simplemente le mandaron precio en ARS y correspondía USD sin cambiar el dato precio. En otros casos </text:span><text:span text:style-name="T4">el dato es correcto. Finalmente, una vez corregidos los errores habría que pasar todo a USD y eliminar la columan currency. </text:span></text:p>
      <text:p text:style-name="P6"/>
      <text:p text:style-name="P9">- surface_covered &gt; surface_total:</text:p>
      <text:p text:style-name="P9">hay 926 casos en que es mayor lo cubierto que el total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0:36:50.506576840</meta:creation-date>
    <dc:date>2022-05-16T01:25:22.488654748</dc:date>
    <meta:editing-duration>PT7M50S</meta:editing-duration>
    <meta:editing-cycles>1</meta:editing-cycles>
    <meta:document-statistic meta:table-count="0" meta:image-count="0" meta:object-count="0" meta:page-count="1" meta:paragraph-count="44" meta:word-count="219" meta:character-count="1828" meta:non-whitespace-character-count="1268"/>
    <meta:generator>LibreOffice/6.4.7.2$Linux_X86_64 LibreOffice_project/40$Build-2</meta:generator>
  </office:meta>
</office:document-meta>
</file>